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0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2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8" style:parent-style-name="c7" style:family="paragraph">
      <style:paragraph-properties fo:text-align="justify" fo:margin-top="0in" fo:margin-bottom="0in"/>
    </style:style>
    <style:style style:name="T1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2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3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3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4" style:parent-style-name="c0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45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8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0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5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2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5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7" style:parent-style-name="c7" style:family="paragraph">
      <style:paragraph-properties fo:text-align="justify" fo:margin-top="0in" fo:margin-bottom="0in"/>
    </style:style>
    <style:style style:name="T5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9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6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2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6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8" style:parent-style-name="c7" style:family="paragraph">
      <style:paragraph-properties fo:text-align="justify" fo:margin-top="0in" fo:margin-bottom="0in"/>
    </style:style>
    <style:style style:name="T6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0" style:parent-style-name="c7" style:family="paragraph">
      <style:paragraph-properties fo:text-align="justify" fo:margin-top="0in" fo:margin-bottom="0in"/>
    </style:style>
    <style:style style:name="T7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2" style:parent-style-name="c7" style:family="paragraph">
      <style:paragraph-properties fo:text-align="justify" fo:margin-top="0in" fo:margin-bottom="0in"/>
    </style:style>
    <style:style style:name="T73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4" style:parent-style-name="Hiperłącze" style:family="text">
      <style:text-properties style:font-name="Arial" style:font-name-complex="Arial" fo:font-size="11pt" style:font-size-asian="11pt" style:font-size-complex="11pt"/>
    </style:style>
    <style:style style:name="P75" style:parent-style-name="c7" style:family="paragraph">
      <style:paragraph-properties fo:text-align="justify" fo:margin-top="0in" fo:margin-bottom="0in"/>
    </style:style>
    <style:style style:name="T76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7" style:parent-style-name="Hiperłącze" style:family="text">
      <style:text-properties style:font-name="Arial" style:font-name-complex="Arial" fo:font-size="11pt" style:font-size-asian="11pt" style:font-size-complex="11pt"/>
    </style:style>
    <style:style style:name="T78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<text:s/></text:span><text:span text:style-name="T9">czyPelnaKolumna( int[][], int nrKolumny ) - true, jeśli pełna jest kolumna nrKolumny (1p)</text:span></text:p>
        </text:list-item>
        <text:list-item>
          <text:p text:style-name="P10"><text:span text:style-name="T11">statyczne metody klonuj( int[] ), klonuj( int[][] ) - zwracają kopie (deep copy w przypadku tablicy dwuwymiarowej) podanych tablic (2p)</text:span></text:p>
        </text:list-item>
        <text:list-item>
          <text:p text:style-name="P12"><text:span text:style-name="T13">statyczna metoda najdluzszyCia</text:span><text:span text:style-name="T14">g( int[][], int x ) - zwraca maksymalną długość ciągu wartości równych x w tablicy; należy uwzględnić<text:s/></text:span><text:span text:style-name="T15">ciąg w poziomie</text:span><text:span text:style-name="T16">, pionie<text:s/></text:span><text:span text:style-name="T17">i na skos (w obie strony) (5p)</text:span></text:p>
        </text:list-item>
      </text:list>
      <text:p text:style-name="P18"><text:span text:style-name="T19">Klasa Connect4:</text:span></text:p>
      <text:list text:style-name="LFO2" text:continue-numbering="true">
        <text:list-item>
          <text:p text:style-name="P20"><text:span text:style-name="T21">w konstruktorze bezparametrowym przyjmujemy, że plansza ma rozmiar 7 kolumn x 6 wie</text:span><text:span text:style-name="T22">rszy (1p)</text:span></text:p>
        </text:list-item>
        <text:list-item>
          <text:p text:style-name="P23"><text:span text:style-name="T24">w konstruktorze z dwoma argumentami można podać ilość kolumn i wierszy (1p)</text:span></text:p>
        </text:list-item>
        <text:list-item>
          <text:p text:style-name="P25"><text:span text:style-name="T26">stan planszy do gry przechowywany jest w tablicy int, gdzie 0 oznacza puste miejsce, 1 - krążek pierwszego gracza (G1), 2 - krążek drugiego gracza (G2)</text:span></text:p>
        </text:list-item>
        <text:list-item>
          <text:p text:style-name="P27"><text:span text:style-name="T28">należy również pam</text:span><text:span text:style-name="T29">iętać, którego gracza jest kolej - zaczyna G1</text:span></text:p>
        </text:list-item>
        <text:list-item>
          <text:p text:style-name="P30"><text:span text:style-name="T31">metoda czyjaKolej() zwraca 1 lub 2 (1p)</text:span></text:p>
        </text:list-item>
        <text:list-item>
          <text:p text:style-name="P32"><text:span text:style-name="T33">metoda wrzucKrazek(int kolumna) - dodaje krążek danego gracza w odpowiedniej kolumnie, zmienia kolej na drugiego gracza; jeśli dana kolumna jest pełna (przed<text:s/></text:span><text:span text:style-name="T34">wykonaniem ruchu), to zwracana jest wartość false (2p)</text:span></text:p>
        </text:list-item>
        <text:list-item>
          <text:p text:style-name="P35"><text:span text:style-name="T36">metoda ktoWygral() zwraca 1 jeśli wygrał G1, 2 jeśli wygrał G2, 0 w pozostałych przypadkach (2p)</text:span></text:p>
        </text:list-item>
        <text:list-item>
          <text:p text:style-name="P37"><text:span text:style-name="T38">metoda tablicaJakoString() zwraca obiekt String, który w miejscach pustych ma kropki, a krążki G1 i G2 o</text:span><text:span text:style-name="T39">znaczone są zgodnie ze stałymi zdefiniowanymi w klasie (2p)</text:span></text:p>
        </text:list-item>
        <text:list-item>
          <text:p text:style-name="P40"><text:span text:style-name="T41">zaimplementować interfejs Cloneable oraz nadpisać metodę clone() tak, aby kopia miała również kopię tablicy (a nie kopię referencji) (3p)</text:span></text:p>
        </text:list-item>
        <text:list-item>
          <text:p text:style-name="P42"><text:span text:style-name="T43">metoda wykonajRuch():<text:s/></text:span><text:span text:style-name="T44">AI</text:span></text:p>
        </text:list-item>
      </text:list>
      <text:list text:style-name="LFO3" text:continue-numbering="true">
        <text:list-item>
          <text:p text:style-name="P45"><text:span text:style-name="T46">spośród siedmiu (lub mniej/więcej</text:span><text:span text:style-name="T47"><text:s/>- w zależności od ilości kolumn) możliwych ruchów wybiera te, które:</text:span></text:p>
        </text:list-item>
      </text:list>
      <text:list text:style-name="LFO4" text:continue-numbering="true">
        <text:list-item>
          <text:p text:style-name="P48"><text:span text:style-name="T49">są poprawne (kolumna nie jest pełna) (2p)</text:span></text:p>
        </text:list-item>
        <text:list-item>
          <text:p text:style-name="P50"><text:span text:style-name="T51">nie umożliwiają wygranej drugiego gracza w kolejnym kroku (5p)</text:span></text:p>
        </text:list-item>
      </text:list>
      <text:list text:style-name="LFO5" text:continue-numbering="true">
        <text:list-item>
          <text:p text:style-name="P52"><text:span text:style-name="T53">preferowany powinien być ruch, który zapewni zwiększenie długości najdłuższego ci</text:span><text:span text:style-name="T54">ągu gracza (wybranie takiego ruchu jest WAGA_ZWIEKSZONA_DLUGOSC_CIAGU x bardziej prawdopodobne) (3p)</text:span></text:p>
        </text:list-item>
        <text:list-item>
          <text:p text:style-name="P55"><text:span text:style-name="T56">wykonywany jest losowy ruch zgodny z powyższymi warunkami i preferencjami (1p)</text:span></text:p>
        </text:list-item>
      </text:list>
      <text:p text:style-name="P57"><text:span text:style-name="T58">W klasie Gra napisać metodę main() a w niej:</text:span></text:p>
      <text:list text:style-name="LFO6" text:continue-numbering="true">
        <text:list-item>
          <text:p text:style-name="P59"><text:span text:style-name="T60">zapytać o ilość graczy - dwóch<text:s/></text:span><text:span text:style-name="T61">lub 1 z komputerem (1p)</text:span></text:p>
        </text:list-item>
        <text:list-item>
          <text:p text:style-name="P62"><text:span text:style-name="T63">w pętli: wyświetlić tablicę (uzupełnioną o numery kolumn), spytać gracza o numer kolumny, wykonać ruch jeśli poprawny; powtórzyć dla drugiego gracza<text:s/></text:span><text:soft-page-break/><text:span text:style-name="T64">lub wykonać ruch automatycznie;<text:s/></text:span><text:span text:style-name="T65">zakończyć pętlę jeśli jeden z graczy wygra lub plan</text:span><text:span text:style-name="T66">sza będzie pełna<text:s/></text:span><text:span text:style-name="T67">(2p)</text:span></text:p>
        </text:list-item>
      </text:list>
      <text:p text:style-name="P68"><text:span text:style-name="T69">Przesyłając rozwiązanie na wikampie należy w komentarzu podać procent zdobytych punktów (pełna ilość to: 35).</text:span></text:p>
      <text:p text:style-name="P70"><text:span text:style-name="T71">Literatura:</text:span></text:p>
      <text:p text:style-name="P72"><text:span text:style-name="T73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74">https://en.wikipedia.org/wiki/Connect_Four</text:span></text:a></text:p>
      <text:p text:style-name="P75"><text:span text:style-name="T76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77">https://www.baeldung.com/java-console-input-output</text:span></text:a><text:span text:style-name="T78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1T16:49:00Z</dc:date>
    <meta:template xlink:href="Normal" xlink:type="simple"/>
    <meta:editing-cycles>5</meta:editing-cycles>
    <meta:editing-duration>PT8460S</meta:editing-duration>
    <meta:document-statistic meta:page-count="2" meta:paragraph-count="6" meta:word-count="446" meta:character-count="3116" meta:row-count="22" meta:non-whitespace-character-count="2676"/>
  </office:meta>
</office:document-meta>
</file>